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 Neue" svg:font-family="'Helvetica Neue', 'Nimbus Sans', Helvetica, Arial, sans-serif"/>
    <style:font-face style:name="Proxima Nova" svg:font-family="'Proxima Nova', Arial, sans-serif"/>
    <style:font-face style:name="Times New Roman1" svg:font-family="'Times New Roman'"/>
    <style:font-face style:name="apple-system" svg:font-family="apple-system, BlinkMacSystemFont, 'Segoe UI', Roboto, 'Helvetica Neue', Arial, 'Noto Sans', 'Liberation Sans', sans-serif, 'Apple Color Emoji', 'Segoe UI Emoji', 'Segoe UI Symbol', 'Noto Color Emoji'"/>
    <style:font-face style:name="sharp sans en" svg:font-family="'sharp sans en', 'sharp sans accents', 'sharp sans symbols', 'sharp sans', Arial, sans-serif"/>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fo:color="#999999" loext:opacity="100%" officeooo:rsid="0008d8fb" officeooo:paragraph-rsid="0008d8fb"/>
    </style:style>
    <style:style style:name="P2" style:family="paragraph" style:parent-style-name="Header">
      <style:paragraph-properties fo:text-align="start" style:justify-single-word="false"/>
      <style:text-properties fo:color="#999999" loext:opacity="100%" officeooo:rsid="000f6771" officeooo:paragraph-rsid="000f6771"/>
    </style:style>
    <style:style style:name="P3" style:family="paragraph" style:parent-style-name="Heading_20_1">
      <style:paragraph-properties fo:line-height="150%" fo:text-align="center" style:justify-single-word="false"/>
    </style:style>
    <style:style style:name="P4" style:family="paragraph" style:parent-style-name="Heading_20_1">
      <style:paragraph-properties fo:line-height="150%" fo:text-align="center" style:justify-single-word="false"/>
      <style:text-properties officeooo:paragraph-rsid="00129068"/>
    </style:style>
    <style:style style:name="P5" style:family="paragraph" style:parent-style-name="Heading_20_2">
      <style:paragraph-properties fo:line-height="150%"/>
    </style:style>
    <style:style style:name="P6" style:family="paragraph" style:parent-style-name="Subtitle">
      <style:paragraph-properties fo:line-height="150%" fo:text-align="justify" style:justify-single-word="false"/>
    </style:style>
    <style:style style:name="P7" style:family="paragraph" style:parent-style-name="Text_20_body">
      <style:paragraph-properties fo:line-height="150%"/>
    </style:style>
    <style:style style:name="P8" style:family="paragraph" style:parent-style-name="Text_20_body">
      <style:paragraph-properties fo:line-height="150%" fo:text-align="justify" style:justify-single-word="false"/>
    </style:style>
    <style:style style:name="P9" style:family="paragraph" style:parent-style-name="Text_20_body">
      <style:paragraph-properties fo:line-height="150%" fo:text-align="justify" style:justify-single-word="false"/>
      <style:text-properties officeooo:paragraph-rsid="000f8bd4"/>
    </style:style>
    <style:style style:name="P10" style:family="paragraph" style:parent-style-name="Text_20_body">
      <style:paragraph-properties fo:line-height="150%" fo:text-align="justify" style:justify-single-word="false"/>
      <style:text-properties officeooo:paragraph-rsid="000fc0a6"/>
    </style:style>
    <style:style style:name="P11" style:family="paragraph" style:parent-style-name="Text_20_body">
      <style:paragraph-properties fo:line-height="150%" fo:text-align="justify" style:justify-single-word="false"/>
      <style:text-properties officeooo:paragraph-rsid="0010b8e6"/>
    </style:style>
    <style:style style:name="P12" style:family="paragraph" style:parent-style-name="Text_20_body">
      <style:paragraph-properties fo:line-height="150%" fo:text-align="justify" style:justify-single-word="false"/>
      <style:text-properties officeooo:rsid="00117be3" officeooo:paragraph-rsid="00117be3"/>
    </style:style>
    <style:style style:name="P13" style:family="paragraph" style:parent-style-name="Text_20_body">
      <style:paragraph-properties fo:margin-top="0cm" fo:margin-bottom="0.247cm" style:contextual-spacing="false" fo:line-height="150%" fo:text-align="justify" style:justify-single-word="false"/>
      <style:text-properties fo:color="#000000" loext:opacity="100%" officeooo:rsid="0009e9dd" officeooo:paragraph-rsid="0009e9dd"/>
    </style:style>
    <style:style style:name="P14" style:family="paragraph" style:parent-style-name="Text_20_body">
      <style:paragraph-properties fo:margin-top="0cm" fo:margin-bottom="0.247cm" style:contextual-spacing="false" fo:line-height="150%" fo:text-align="justify" style:justify-single-word="false"/>
      <style:text-properties officeooo:paragraph-rsid="00185700"/>
    </style:style>
    <style:style style:name="P15" style:family="paragraph" style:parent-style-name="Text_20_body">
      <style:paragraph-properties fo:margin-top="0cm" fo:margin-bottom="0.247cm" style:contextual-spacing="false" fo:line-height="150%" fo:text-align="justify" style:justify-single-word="false"/>
      <style:text-properties officeooo:rsid="00129068" officeooo:paragraph-rsid="00129068"/>
    </style:style>
    <style:style style:name="P16" style:family="paragraph" style:parent-style-name="Text_20_body">
      <style:paragraph-properties fo:margin-top="0cm" fo:margin-bottom="0.247cm" style:contextual-spacing="false" fo:line-height="150%" fo:text-align="justify" style:justify-single-word="false"/>
      <style:text-properties officeooo:rsid="0014b447" officeooo:paragraph-rsid="0014b447"/>
    </style:style>
    <style:style style:name="P17" style:family="paragraph" style:parent-style-name="Text_20_body">
      <style:paragraph-properties fo:margin-top="0cm" fo:margin-bottom="0.247cm" style:contextual-spacing="false" fo:line-height="150%" fo:text-align="justify" style:justify-single-word="false"/>
      <style:text-properties officeooo:rsid="00168f8d" officeooo:paragraph-rsid="00168f8d"/>
    </style:style>
    <style:style style:name="P18" style:family="paragraph" style:parent-style-name="Text_20_body">
      <style:paragraph-properties fo:margin-top="0cm" fo:margin-bottom="0.247cm" style:contextual-spacing="false" fo:line-height="150%" fo:text-align="justify" style:justify-single-word="false"/>
      <style:text-properties fo:font-weight="bold" officeooo:rsid="00168f8d" officeooo:paragraph-rsid="00168f8d" style:font-weight-asian="bold" style:font-weight-complex="bold"/>
    </style:style>
    <style:style style:name="P19" style:family="paragraph" style:parent-style-name="Text_20_body">
      <style:paragraph-properties fo:margin-left="1.27cm" fo:margin-right="0cm" fo:margin-top="0cm" fo:margin-bottom="0cm" style:contextual-spacing="false" fo:line-height="150%" fo:text-align="start" style:justify-single-word="false" fo:text-indent="-1.27cm" style:auto-text-indent="false"/>
    </style:style>
    <style:style style:name="P20" style:family="paragraph" style:parent-style-name="Text_20_body">
      <style:paragraph-properties fo:margin-top="0.201cm" fo:margin-bottom="0.448cm" style:contextual-spacing="false" fo:line-height="150%" fo:text-align="justify" style:justify-single-word="false"/>
      <style:text-properties officeooo:paragraph-rsid="00117be3"/>
    </style:style>
    <style:style style:name="T1" style:family="text">
      <style:text-properties officeooo:rsid="000f8bd4"/>
    </style:style>
    <style:style style:name="T2" style:family="text">
      <style:text-properties fo:font-weight="normal" style:font-weight-asian="normal" style:font-weight-complex="normal"/>
    </style:style>
    <style:style style:name="T3" style:family="text">
      <style:text-properties fo:font-weight="normal" officeooo:rsid="0010b8e6" style:font-weight-asian="normal" style:font-weight-complex="normal"/>
    </style:style>
    <style:style style:name="T4" style:family="text">
      <style:text-properties officeooo:rsid="000fc0a6"/>
    </style:style>
    <style:style style:name="T5" style:family="text">
      <style:text-properties officeooo:rsid="0010b8e6"/>
    </style:style>
    <style:style style:name="T6" style:family="text">
      <style:text-properties fo:font-weight="bold" style:font-weight-asian="bold" style:font-weight-complex="bold"/>
    </style:style>
    <style:style style:name="T7" style:family="text">
      <style:text-properties fo:font-weight="bold" officeooo:rsid="0010b8e6" style:font-weight-asian="bold" style:font-weight-complex="bold"/>
    </style:style>
    <style:style style:name="T8" style:family="text">
      <style:text-properties fo:font-weight="bold" officeooo:rsid="00185700" style:font-weight-asian="bold" style:font-weight-complex="bold"/>
    </style:style>
    <style:style style:name="T9" style:family="text">
      <style:text-properties officeooo:rsid="00111669"/>
    </style:style>
    <style:style style:name="T10" style:family="text">
      <style:text-properties style:font-name="Times New Roman1" fo:font-size="12pt"/>
    </style:style>
    <style:style style:name="T11" style:family="text">
      <style:text-properties style:font-name="Times New Roman1" fo:font-size="12pt" fo:font-style="italic"/>
    </style:style>
    <style:style style:name="T12" style:family="text">
      <style:text-properties officeooo:rsid="00117be3"/>
    </style:style>
    <style:style style:name="T13" style:family="text">
      <style:text-properties officeooo:rsid="00168f8d"/>
    </style:style>
    <style:style style:name="T14" style:family="text">
      <style:text-properties officeooo:rsid="001857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Documentación</text:h>
      <text:p text:style-name="P15">La documentación es uno de los pasos que se realizan en el desarrollo de software, este paso consiste en documentar todo lo que se realiza durante el desarrollo de software, es decir para que la documentación de un software este en condiciones aceptables se hacen uso de modelaciones (UML), diagramas, pruebas, manuales de usuario, manuales técnicos, etcétera, todo con el propósito de eventuales correcciones, usabilidad, mantenimiento futuro y ampliaciones al sistema.</text:p>
      <text:p text:style-name="P16">Durante la codificación se debe mantener una documentación del código esto se realiza para facilitar el trabajo colaborativo entre los distintos diseñadores, la documentación en código debe ser precisa y eficaz no se debe satura<text:span text:style-name="T13">r</text:span> mucho de información, solo se deberá explicar con palabras claras y entendibles lo que se quiere dar a conocer (funciones y sus procesos, <text:span text:style-name="T13">variables etc.</text:span>). </text:p>
      <text:p text:style-name="P17">Por otra parte la documentación final del proyecto se realiza de diferentes maneras, haciendo uso de los manuales se puede dar a conocer un poco mejor acerca del funcionamiento del software diseñado por ejemplo:</text:p>
      <text:p text:style-name="P18">Manual de usuario: <text:span text:style-name="T2">Se trata de una guía que ayuda a entender el funcionamiento correcto sobre lo que se esta dando a conocer(Software), como su nombre lo indica esta dirigido para los usuarios del software, por lo cual este debe estar redactado de manera que los usuarios puedan comprender lo que el programador/diseñador quiso dar a conocer.</text:span></text:p>
      <text:p text:style-name="P14"><text:span text:style-name="T8">Manual técnico:</text:span><text:span text:style-name="T14"> Este tipo de manual va <text:s/>dirigido a un publico con conocimiento técnicos sobre el proceso de desarrollo de software.</text:span></text:p>
      <text:p text:style-name="P8">La documentación de proyectos es importante para identificar mas fácilmente los aspectos y características que forman parte d<text:span text:style-name="T14">el</text:span> proyecto. Una adecuada documentación le proporciona identidad y "personalidad" a un proyecto, de manera que los usuarios irresponsables del mismo podrán reconocer mas fácilmente las ventajas y desventajas, características y funcionalidades, funciones y ventajas, así como costos y beneficios que impliquen el desarrollo del <text:span text:style-name="T14">mismo.</text:span></text:p>
      <text:h text:style-name="P3" text:outline-level="1"><text:soft-page-break/>Herramientas para el desarrollo de Software</text:h>
      <text:h text:style-name="P5" text:outline-level="2"><text:s/>Axosoft</text:h>
      <text:p text:style-name="P9"><text:span text:style-name="T1">Axosoft es un sistema para la gestión de proyectos y el seguimiento de errores diseñad</text:span><text:span text:style-name="T4">o</text:span><text:span text:style-name="T1"> por </text:span>Axosoft, LLC. <text:span text:style-name="T1">El software de Axosoft permite a los gerentes de los proyectos asi como a los desarrolladores(programadores), el poder ver cada tarea, requisito, defecto e incidente en el sistema de tarjetas de archivo, ya sea individualmente o a tra</text:span><text:span text:style-name="T4">vés</text:span><text:span text:style-name="T1"> del tablero de planificación de SCRUM. El software funciona como una aplicación web y puede colaborar a su vez con </text:span><text:s/>Microsoft Visual Studio y TortoiseSVN.</text:p>
      <text:p text:style-name="P8">-Las potentes funciones hacen de Axosoft el software Scrum más eficaz en línea.</text:p>
      <text:p text:style-name="P8">- Axosoft es ideal para equipos que aplican scrum y tiene herramientas como sprints, burndowns y más</text:p>
      <text:p text:style-name="P8">- El tablero de planificación fácil de usar agrega una nueva dimensión para los gerentes de proyectos ágiles.</text:p>
      <text:p text:style-name="P8">GitKraken es un conjunto de herramientas de desarrollo creado por Axosoft, LLC. GitKraken Suite incluye tres herramientas: GitKraken Git GUI, un cliente de Git disponible en Mac , Windows y Linux , GitKraken Issue Boards, tableros de estilo Kanban y GitKraken Timelines, un creador de líneas de tiempo en línea.</text:p>
      <text:p text:style-name="P7">Axosoft, LLC fue fundada por Hamid Shojaee el 1 de agosto de 2000 y tiene su sede en Scottsdale, Arizona</text:p>
      <text:h text:style-name="P5" text:outline-level="2">Binfire</text:h>
      <text:p text:style-name="P10"><text:span text:style-name="T4">Binfire es una herramienta que se utiliza para la gestión de proyectos Online, <text:s/>ya sea para equipos de trabajo tradicionales como equipos distribuidos. Este software ofrece métodos de colaboración en tiempo real, incluyendo funcionalidades muy practicas como son: </text:span><text:s/>pizarra interactiva, un tablón de mensajes, cuadros, carpetas de proyectos, marcado de PDF colaborativo, notificaciones instantáneas, actualizaciones de estado y <text:span text:style-name="T4">etcétera.</text:span> <text:span text:style-name="T5">Cuenta con muchas ventajas para ayudar a los equipos de desarrollo, entre estas se encuentran:</text:span></text:p>
      <text:p text:style-name="P11"><text:soft-page-break/><text:span text:style-name="T6">Gestión de tareas:</text:span> <text:span text:style-name="T5">P</text:span>roporciona tareas y subtareas y dependencias para administrarlas. Adjunta archivos asociados a una tarea. Cada tarea puede tener varias etiquetas para facilitar la clasificación y establecer prioridades, <text:span text:style-name="T5">ademas de esto</text:span> permite reorganizar tareas con 6 niveles de subtareas e hitos. Las tareas se pueden copiar o trasladar entre proyectos y espacios de trabajo. Esto posibilita que los gestores de proyectos creen plantillas de proyecto y las usen para proyectos similares en el futuro. La página de tareas incluye un herramienta de búsqueda que facilita la búsqueda de tareas basadas en el usuario, el estado, el nombre o las etiquetas.</text:p>
      <text:p text:style-name="P10"><text:span text:style-name="T6">Diagrama de Gantt interactivo:</text:span> <text:span text:style-name="T5">P</text:span>roporciona diagramas de Gantt interactivos que muestran el estado del proyecto en forma gráfica y permiten hacer cambios directamente desde el diagrama de Gantt. Gantt se actualiza en tiempo real para todos los usuarios, por lo que la totalidad de los cambios está disponible para todos los miembros del equipo en tiempo real.</text:p>
      <text:p text:style-name="P10"><text:span text:style-name="T6">Panel de miembros: </text:span><text:span text:style-name="T7">E</text:span>l panel de control del usuario muestra el trabajo diario de cada miembro, advierte de tareas retrasadas y muestra las que van a vencer.</text:p>
      <text:p text:style-name="P10"><text:span text:style-name="T6">Panel de proyecto:</text:span> <text:span text:style-name="T9">E</text:span>l panel de proyecto muestra toda la información importante sobre el proyecto en una página fácil de seguir.</text:p>
      <text:p text:style-name="P10"><text:span text:style-name="T6">Carpeta de proyecto:</text:span> <text:span text:style-name="T5">Lo</text:span>s archivos del proyecto se almacenan en la carpeta del proyecto. La versión y el historial de archivos están disponibles en todo momento.</text:p>
      <text:p text:style-name="P10"><text:span text:style-name="T6">Creación de informes de estado:</text:span> <text:span text:style-name="T5">G</text:span>eneración de informes de estado mediante el sistema de mensajería interno seguro que permite comentar y adjuntar archivos.</text:p>
      <text:p text:style-name="P10"><text:span text:style-name="T6">Edición colaborativa de PDF:</text:span> <text:span text:style-name="T5">Para realizar </text:span>revisiones, comentarios y otras ediciones en documentos PDF en colaboración con el equipo.</text:p>
      <text:p text:style-name="P10"><text:span text:style-name="T6">Chat grupal:</text:span> <text:span text:style-name="T5">Cuenta con un chat en tiempo real ademas e</text:span>l historial de chat está disponible para todos los miembros del proyecto.</text:p>
      <text:p text:style-name="P10"><text:span text:style-name="T6">Permisos: </text:span><text:span text:style-name="T3">Cuenta con</text:span><text:span text:style-name="T2"> distintos </text:span>niveles de permiso a los miembros del equipo, contratistas y visitantes. </text:p>
      <text:p text:style-name="P10"><text:span text:style-name="T6">Seguimiento de objetos:</text:span> <text:span text:style-name="T5">S</text:span>e <text:span text:style-name="T5">puede dar un seguimiento del proyecto mediante</text:span> <text:s/>correo electrónico y mensajería interna ante cualquier cambio realizado en el objeto.</text:p>
      <text:p text:style-name="P10"><text:span text:style-name="T6">Etiquetado</text:span>: <text:span text:style-name="T5">L</text:span>os objetos en Binfire se pueden etiquetar. Así es fácil encontrar las tareas o archivos según sus atributos.</text:p>
      <text:h text:style-name="P5" text:outline-level="2"><text:soft-page-break/>Slack</text:h>
      <text:p text:style-name="P20"><text:span text:style-name="T12">Es una herramienta creada para mejorar la comunicación entre equipos, permitiendo </text:span><text:s/>organizar tus proyectos por canales y activar notificaciones de actualizaciones de nuevas implementaciones, alertas de rendimiento, además de facilitar la comunicación por medio de chats. <text:span text:style-name="T12">Este software es ideal para trabajos a distancia ya que permite</text:span> contactar a tu equipo y recibir una respuesta al instante, compartir noticias de la empresa, visualizar las tareas y enviar <text:s/>todo tipo de archivos y añadir comentarios, y también <text:s/>etiquetar a personas <text:span text:style-name="T12">(Trabajo colaborativo)</text:span>.</text:p>
      <text:p text:style-name="P12">Las ventajas con las que cuenta es que es flexible <text:s/>ya que permite que los usuarios que trabajen en el proyecto tengan y puedan modificar la información en el momento y lugar que ellos requieran, inclusivo esto hace referencia a que la información del proyecto esta disponible para todos los usuarios que conformen al equipo.</text:p>
      <text:p text:style-name="P6">Referencia</text:p>
      <text:p text:style-name="P19"><text:span text:style-name="T11">Descubre, compara y elige las mejores aplicaciones empresariales</text:span><text:span text:style-name="T10">. (s. f.). GetApp. Recuperado 27 de octubre de 2021, de https://www.getapp.es/</text:span></text:p>
      <text:p text:style-name="P13"><text:span text:style-name="T10">S. (2019, 18 julio). </text:span><text:span text:style-name="T11">20 herramientas de desarrollo de software para ser productivo - Ubiqum</text:span><text:span text:style-name="T10">. <text:tab/>Ubiqum Code Academy. Recuperado 27 de octubre de 2021, de <text:tab/>https://ubiqum.com/es/blog/20-herramientas-de-desarrollo-de-software-que-te-haran-mas-<text:tab/>productiv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 Neue" svg:font-family="'Helvetica Neue', 'Nimbus Sans', Helvetica, Arial, sans-serif"/>
    <style:font-face style:name="Proxima Nova" svg:font-family="'Proxima Nova', Arial, sans-serif"/>
    <style:font-face style:name="Times New Roman1" svg:font-family="'Times New Roman'"/>
    <style:font-face style:name="apple-system" svg:font-family="apple-system, BlinkMacSystemFont, 'Segoe UI', Roboto, 'Helvetica Neue', Arial, 'Noto Sans', 'Liberation Sans', sans-serif, 'Apple Color Emoji', 'Segoe UI Emoji', 'Segoe UI Symbol', 'Noto Color Emoji'"/>
    <style:font-face style:name="sharp sans en" svg:font-family="'sharp sans en', 'sharp sans accents', 'sharp sans symbols', 'sharp sans', Arial, sans-serif"/>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loext:opacity="0%" style:font-name="Times New Roman"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MX" style:font-name-asian="Cambria Math" style:font-family-asian="'Cambria Math'"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color="#999999" loext:opacity="100%" officeooo:rsid="000f6771" officeooo:paragraph-rsid="000f6771"/>
    </style:style>
    <style:style style:name="MP2" style:family="paragraph" style:parent-style-name="Footer">
      <style:paragraph-properties fo:text-align="start" style:justify-single-word="false"/>
      <style:text-properties fo:color="#999999" loext:opacity="100%" officeooo:rsid="0008d8fb" officeooo:paragraph-rsid="0008d8f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ngeniería de software</text:p>
      </style:header>
      <style:footer>
        <text:p text:style-name="MP2">García Juárez Leonel Alexis <text:tab/><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7T20:49:01.487000000</meta:creation-date>
    <dc:date>2021-10-27T23:33:44.837000000</dc:date>
    <meta:editing-duration>PT20M40S</meta:editing-duration>
    <meta:editing-cycles>6</meta:editing-cycles>
    <meta:generator>LibreOffice/7.0.6.2$Windows_x86 LibreOffice_project/144abb84a525d8e30c9dbbefa69cbbf2d8d4ae3b</meta:generator>
    <meta:document-statistic meta:table-count="0" meta:image-count="0" meta:object-count="0" meta:page-count="4" meta:paragraph-count="36" meta:word-count="1134" meta:character-count="7402" meta:non-whitespace-character-count="6288"/>
  </office:meta>
</office:document-meta>
</file>